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4.25cm"/>
      <style:paragraph-properties style:writing-mode="lr-tb"/>
    </style:style>
    <style:style style:name="gr2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3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4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5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6" style:family="graphic" style:parent-style-name="objectwithoutfill">
      <style:graphic-properties draw:marker-end="Extrémités_20_de_20_flèche_20_9" draw:marker-end-width="0.3cm" draw:fill="none" draw:textarea-vertical-align="middle"/>
    </style:style>
    <style:style style:name="gr7" style:family="graphic" style:parent-style-name="objectwithoutfill">
      <style:graphic-properties draw:marker-end="Extrémités_20_de_20_flèche_20_10" draw:marker-end-width="0.3cm" draw:fill="none" draw:textarea-vertical-align="middle"/>
    </style:style>
    <style:style style:name="gr8" style:family="graphic" style:parent-style-name="objectwithoutfill">
      <style:graphic-properties draw:marker-end="Extrémités_20_de_20_flèche_20_11" draw:marker-end-width="0.3cm" draw:fill="none" draw:textarea-vertical-align="middle"/>
    </style:style>
    <style:style style:name="gr9" style:family="graphic" style:parent-style-name="objectwithoutfill">
      <style:graphic-properties draw:marker-end="Extrémités_20_de_20_flèche_20_12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14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15" draw:marker-end-width="0.3cm" draw:fill="none" draw:textarea-vertical-align="middle"/>
    </style:style>
    <style:style style:name="gr12" style:family="graphic" style:parent-style-name="objectwithoutfill">
      <style:graphic-properties draw:marker-end="Extrémités_20_de_20_flèche_20_16" draw:marker-end-width="0.3cm" draw:fill="none" draw:textarea-vertical-align="middle"/>
    </style:style>
    <style:style style:name="gr13" style:family="graphic" style:parent-style-name="objectwithoutfill">
      <style:graphic-properties draw:marker-end="Extrémités_20_de_20_flèche_20_17" draw:marker-end-width="0.3cm" draw:fill="none" draw:textarea-vertical-align="middle"/>
    </style:style>
    <style:style style:name="gr14" style:family="graphic" style:parent-style-name="objectwithoutfill">
      <style:graphic-properties draw:marker-end="Extrémités_20_de_20_flèche_20_18" draw:marker-end-width="0.3cm" draw:fill="none" draw:textarea-vertical-align="middle"/>
    </style:style>
    <style:style style:name="gr15" style:family="graphic" style:parent-style-name="objectwithoutfill">
      <style:graphic-properties draw:marker-end="Extrémités_20_de_20_flèche_20_19" draw:marker-end-width="0.3cm" draw:fill="none" draw:textarea-vertical-align="middle"/>
    </style:style>
    <style:style style:name="gr16" style:family="graphic" style:parent-style-name="objectwithoutfill">
      <style:graphic-properties draw:marker-end="Extrémités_20_de_20_flèche_20_24" draw:marker-end-width="0.3cm" draw:fill="none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75cm" svg:height="1.25cm" svg:x="1.25cm" svg:y="4.25cm">
          <text:p text:style-name="P1">rjd3toolki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5cm" svg:height="1.25cm" svg:x="8cm" svg:y="1.5cm">
          <text:p text:style-name="P1">rjd3arim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5cm" svg:height="1.25cm" svg:x="19.75cm" svg:y="7.05cm">
          <text:p text:style-name="P3">rjd3highfreq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5cm" svg:height="1.25cm" svg:x="1.5cm" svg:y="9.25cm">
          <text:p text:style-name="P3">rjd3bench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5cm" svg:height="1.25cm" svg:x="6.75cm" svg:y="6.25cm">
          <text:p text:style-name="P3">rjd3filt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75cm" svg:height="1.25cm" svg:x="12.75cm" svg:y="7.05cm">
          <text:p text:style-name="P3">rjd3st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5cm" svg:height="1.25cm" svg:x="21.25cm" svg:y="3cm">
          <text:p text:style-name="P3">rjdemetra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5cm" svg:height="1.25cm" svg:x="14.3cm" svg:y="4.25cm">
          <text:p text:style-name="P3">rjd3tramoseat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5cm" svg:height="1.25cm" svg:x="14.25cm" svg:y="1.5cm">
          <text:p text:style-name="P3">rjd3x1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5cm" svg:height="1.25cm" svg:x="8cm" svg:y="4.25cm">
          <text:p text:style-name="P1">rjd3s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75cm" svg:height="1.25cm" svg:x="1.25cm" svg:y="1.5cm">
          <text:p text:style-name="P1">rjd3modelling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6cm" svg:y1="2.05cm" svg:x2="8cm" svg:y2="2.05cm">
          <text:p/>
        </draw:line>
        <draw:line draw:style-name="gr3" draw:text-style-name="P4" draw:layer="layout" svg:x1="6cm" svg:y1="2.75cm" svg:x2="8cm" svg:y2="4.25cm">
          <text:p/>
        </draw:line>
        <draw:line draw:style-name="gr4" draw:text-style-name="P4" draw:layer="layout" svg:x1="3.5cm" svg:y1="4.25cm" svg:x2="3.5cm" svg:y2="2.75cm">
          <text:p/>
        </draw:line>
        <draw:line draw:style-name="gr5" draw:text-style-name="P4" draw:layer="layout" svg:x1="12.75cm" svg:y1="4.95cm" svg:x2="14.25cm" svg:y2="4.95cm">
          <text:p/>
        </draw:line>
        <draw:line draw:style-name="gr6" draw:text-style-name="P4" draw:layer="layout" svg:x1="12.75cm" svg:y1="4.25cm" svg:x2="14.25cm" svg:y2="2.25cm">
          <text:p/>
        </draw:line>
        <draw:line draw:style-name="gr7" draw:text-style-name="P4" draw:layer="layout" svg:x1="12.75cm" svg:y1="2.75cm" svg:x2="14.25cm" svg:y2="4.75cm">
          <text:p/>
        </draw:line>
        <draw:line draw:style-name="gr8" draw:text-style-name="P4" draw:layer="layout" svg:x1="12.75cm" svg:y1="2cm" svg:x2="14.25cm" svg:y2="2cm">
          <text:p/>
        </draw:line>
        <draw:line draw:style-name="gr9" draw:text-style-name="P4" draw:layer="layout" svg:x1="19cm" svg:y1="2.15cm" svg:x2="21.25cm" svg:y2="3.65cm">
          <text:p/>
        </draw:line>
        <draw:line draw:style-name="gr10" draw:text-style-name="P4" draw:layer="layout" svg:x1="19cm" svg:y1="4.75cm" svg:x2="21.25cm" svg:y2="3.75cm">
          <text:p/>
        </draw:line>
        <draw:line draw:style-name="gr11" draw:text-style-name="P4" draw:layer="layout" svg:x1="6cm" svg:y1="5.5cm" svg:x2="6.75cm" svg:y2="7cm">
          <text:p/>
        </draw:line>
        <draw:line draw:style-name="gr12" draw:text-style-name="P4" draw:layer="layout" svg:x1="3.5cm" svg:y1="5.5cm" svg:x2="3.5cm" svg:y2="9.25cm">
          <text:p/>
        </draw:line>
        <draw:line draw:style-name="gr13" draw:text-style-name="P4" draw:layer="layout" svg:x1="17.5cm" svg:y1="7.7cm" svg:x2="19.75cm" svg:y2="7.7cm">
          <text:p/>
        </draw:line>
        <draw:line draw:style-name="gr14" draw:text-style-name="P4" draw:layer="layout" svg:x1="12.25cm" svg:y1="5.5cm" svg:x2="14.75cm" svg:y2="7cm">
          <text:p/>
        </draw:line>
        <draw:custom-shape draw:style-name="gr1" draw:text-style-name="P2" draw:layer="layout" svg:width="4.75cm" svg:height="1.25cm" svg:x="21.25cm" svg:y="9.25cm">
          <text:p text:style-name="P3">ggdemetra3</text:p>
          <draw:enhanced-geometry svg:viewBox="0 0 21600 21600" draw:type="rectangle" draw:enhanced-path="M 0 0 L 21600 0 21600 21600 0 21600 0 0 Z N"/>
        </draw:custom-shape>
        <draw:line draw:style-name="gr15" draw:text-style-name="P4" draw:layer="layout" svg:x1="25.25cm" svg:y1="4.25cm" svg:x2="25.25cm" svg:y2="9.25cm">
          <text:p/>
        </draw:line>
        <draw:line draw:style-name="gr16" draw:text-style-name="P4" draw:layer="layout" svg:x1="22.5cm" svg:y1="8.25cm" svg:x2="22.5cm" svg:y2="9.25cm">
          <text:p/>
        </draw:line>
        <draw:custom-shape draw:style-name="gr1" draw:text-style-name="P2" draw:layer="layout" svg:width="4.75cm" svg:height="1.25cm" svg:x="7.5cm" svg:y="8.75cm">
          <text:p text:style-name="P3">rjd3stl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1" draw:text-style-name="P4" draw:layer="layout" svg:width="4.506cm" svg:height="-0.001cm" draw:transform="rotate (-0.982794901798007) translate (5.00000441956851cm 5.49999705362851cm)" svg:viewBox="0 0 4507 0" svg:d="M0 0c1502 0 3005 0 4507 0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24" draw:display-name="Extrémités de flèche 2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0.098cm" fo:margin-left="1cm" fo:margin-right="2.693cm" fo:page-width="26.5cm" fo:page-height="11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Alain Quartier la tente</meta:initial-creator>
    <meta:creation-date>2022-07-25T18:59:24.358000000</meta:creation-date>
    <dc:date>2022-11-30T18:28:55.979000000</dc:date>
    <dc:creator>Alain Quartier la tente</dc:creator>
    <meta:editing-duration>PT12M7S</meta:editing-duration>
    <meta:editing-cycles>7</meta:editing-cycles>
    <meta:generator>LibreOffice/7.3.6.2$Windows_X86_64 LibreOffice_project/c28ca90fd6e1a19e189fc16c05f8f8924961e12e</meta:generator>
    <meta:document-statistic meta:object-count="29"/>
  </office:meta>
</office:document-meta>
</file>